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settings.xml" manifest:media-type="text/xml"/>
  <manifest:file-entry manifest:full-path="Object 239/Configurations2/" manifest:media-type="application/vnd.sun.xml.ui.configuration"/>
  <manifest:file-entry manifest:full-path="Object 239/content.xml" manifest:media-type="text/xml"/>
  <manifest:file-entry manifest:full-path="Object 23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291" manifest:media-type="application/x-openoffice-gdimetafile;windows_formatname=&quot;GDIMetaFile&quot;"/>
  <manifest:file-entry manifest:full-path="styles.xml" manifest:media-type="text/xml"/>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manifest.rdf" manifest:media-type="application/rdf+xml"/>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272/content.xml" manifest:media-type="text/xml"/>
  <manifest:file-entry manifest:full-path="Object 272/Configurations2/" manifest:media-type="application/vnd.sun.xml.ui.configuration"/>
  <manifest:file-entry manifest:full-path="Object 272/settings.xml" manifest:media-type="text/xml"/>
  <manifest:file-entry manifest:full-path="Object 27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start" style:justify-single-word="false"/>
      <style:text-properties officeooo:rsid="0046c283" officeooo:paragraph-rsid="0046c283"/>
    </style:style>
    <style:style style:name="P46" style:family="paragraph" style:parent-style-name="Text_20_body">
      <style:text-properties officeooo:paragraph-rsid="004bae6d"/>
    </style:style>
    <style:style style:name="P47" style:family="paragraph" style:parent-style-name="Text_20_body">
      <style:text-properties officeooo:rsid="00775590" officeooo:paragraph-rsid="00775590"/>
    </style:style>
    <style:style style:name="P48" style:family="paragraph" style:parent-style-name="Text_20_body">
      <style:paragraph-properties fo:text-align="center" style:justify-single-word="false"/>
      <style:text-properties officeooo:rsid="00775590" officeooo:paragraph-rsid="00775590"/>
    </style:style>
    <style:style style:name="P49" style:family="paragraph" style:parent-style-name="Text_20_body">
      <style:paragraph-properties fo:text-align="start" style:justify-single-word="false"/>
      <style:text-properties officeooo:rsid="007d9f71" officeooo:paragraph-rsid="007d9f71"/>
    </style:style>
    <style:style style:name="P50" style:family="paragraph" style:parent-style-name="Text_20_body">
      <style:paragraph-properties fo:text-align="center" style:justify-single-word="false"/>
      <style:text-properties officeooo:rsid="007d9f71" officeooo:paragraph-rsid="007d9f71"/>
    </style:style>
    <style:style style:name="P51" style:family="paragraph" style:parent-style-name="Text_20_body">
      <style:paragraph-properties fo:text-align="start" style:justify-single-word="false"/>
      <style:text-properties officeooo:rsid="00824750" officeooo:paragraph-rsid="00824750"/>
    </style:style>
    <style:style style:name="P52" style:family="paragraph" style:parent-style-name="Text_20_body">
      <style:paragraph-properties fo:text-align="center" style:justify-single-word="false"/>
      <style:text-properties officeooo:rsid="00824750" officeooo:paragraph-rsid="00824750"/>
    </style:style>
    <style:style style:name="P53" style:family="paragraph" style:parent-style-name="Text_20_body">
      <style:paragraph-properties fo:text-align="start" style:justify-single-word="false"/>
      <style:text-properties officeooo:rsid="0084ab30" officeooo:paragraph-rsid="0084ab30"/>
    </style:style>
    <style:style style:name="P54" style:family="paragraph" style:parent-style-name="Text_20_body">
      <style:paragraph-properties fo:text-align="center" style:justify-single-word="false"/>
      <style:text-properties officeooo:rsid="0084ab30" officeooo:paragraph-rsid="0084ab30"/>
    </style:style>
    <style:style style:name="P55" style:family="paragraph" style:parent-style-name="Text_20_body">
      <style:paragraph-properties fo:text-align="start" style:justify-single-word="false"/>
      <style:text-properties officeooo:rsid="00870a58" officeooo:paragraph-rsid="008a0a2e"/>
    </style:style>
    <style:style style:name="P56" style:family="paragraph" style:parent-style-name="Text_20_body">
      <style:paragraph-properties fo:text-align="center" style:justify-single-word="false"/>
      <style:text-properties officeooo:rsid="00870a58" officeooo:paragraph-rsid="008a0a2e"/>
    </style:style>
    <style:style style:name="P57" style:family="paragraph" style:parent-style-name="Text_20_body">
      <style:paragraph-properties fo:text-align="start" style:justify-single-word="false"/>
      <style:text-properties officeooo:rsid="008b46de" officeooo:paragraph-rsid="008b46de"/>
    </style:style>
    <style:style style:name="P58" style:family="paragraph" style:parent-style-name="Text_20_body">
      <style:paragraph-properties fo:text-align="center" style:justify-single-word="false"/>
      <style:text-properties officeooo:rsid="008b46de" officeooo:paragraph-rsid="008b46de"/>
    </style:style>
    <style:style style:name="P59" style:family="paragraph" style:parent-style-name="Text_20_body">
      <style:paragraph-properties fo:text-align="start" style:justify-single-word="false"/>
      <style:text-properties officeooo:rsid="0091e44e" officeooo:paragraph-rsid="0091e44e"/>
    </style:style>
    <style:style style:name="P60" style:family="paragraph" style:parent-style-name="Text_20_body">
      <style:paragraph-properties fo:text-align="center" style:justify-single-word="false"/>
      <style:text-properties officeooo:rsid="0091e44e" officeooo:paragraph-rsid="0091e44e"/>
    </style:style>
    <style:style style:name="P61" style:family="paragraph" style:parent-style-name="Text_20_body">
      <style:paragraph-properties fo:text-align="start" style:justify-single-word="false"/>
      <style:text-properties officeooo:rsid="00957a90" officeooo:paragraph-rsid="00957a90"/>
    </style:style>
    <style:style style:name="P62" style:family="paragraph" style:parent-style-name="Text_20_body">
      <style:paragraph-properties fo:text-align="center" style:justify-single-word="false"/>
      <style:text-properties officeooo:rsid="0097b930" officeooo:paragraph-rsid="0097b930"/>
    </style:style>
    <style:style style:name="P63" style:family="paragraph" style:parent-style-name="Text_20_body">
      <style:paragraph-properties fo:text-align="start" style:justify-single-word="false"/>
      <style:text-properties officeooo:rsid="009ad333" officeooo:paragraph-rsid="009ad333"/>
    </style:style>
    <style:style style:name="P64" style:family="paragraph" style:parent-style-name="Text_20_body">
      <style:paragraph-properties fo:text-align="center" style:justify-single-word="false"/>
      <style:text-properties officeooo:rsid="009ad333" officeooo:paragraph-rsid="009ad333"/>
    </style:style>
    <style:style style:name="P65" style:family="paragraph" style:parent-style-name="Text_20_body">
      <style:text-properties officeooo:rsid="009e78b4" officeooo:paragraph-rsid="009e78b4"/>
    </style:style>
    <style:style style:name="P66" style:family="paragraph" style:parent-style-name="Text_20_body">
      <style:paragraph-properties fo:text-align="center" style:justify-single-word="false"/>
      <style:text-properties officeooo:rsid="009e78b4" officeooo:paragraph-rsid="009e78b4"/>
    </style:style>
    <style:style style:name="P67" style:family="paragraph" style:parent-style-name="Text_20_body">
      <style:paragraph-properties fo:text-align="start" style:justify-single-word="false"/>
      <style:text-properties officeooo:rsid="00a383ce" officeooo:paragraph-rsid="00a383ce"/>
    </style:style>
    <style:style style:name="P68" style:family="paragraph" style:parent-style-name="Text_20_body">
      <style:paragraph-properties fo:text-align="center" style:justify-single-word="false"/>
      <style:text-properties officeooo:rsid="00a383ce" officeooo:paragraph-rsid="00a383ce"/>
    </style:style>
    <style:style style:name="P69" style:family="paragraph" style:parent-style-name="Text_20_body">
      <style:paragraph-properties fo:text-align="start" style:justify-single-word="false"/>
      <style:text-properties officeooo:rsid="00a4f1d5" officeooo:paragraph-rsid="00a4f1d5"/>
    </style:style>
    <style:style style:name="P70" style:family="paragraph" style:parent-style-name="Text_20_body">
      <style:paragraph-properties fo:text-align="center" style:justify-single-word="false"/>
      <style:text-properties officeooo:rsid="00a4f1d5" officeooo:paragraph-rsid="00a4f1d5"/>
    </style:style>
    <style:style style:name="P71" style:family="paragraph" style:parent-style-name="Text_20_body">
      <style:paragraph-properties fo:text-align="start" style:justify-single-word="false"/>
      <style:text-properties officeooo:rsid="00a69d9f" officeooo:paragraph-rsid="00a69d9f"/>
    </style:style>
    <style:style style:name="P72" style:family="paragraph" style:parent-style-name="Text_20_body">
      <style:paragraph-properties fo:text-align="center" style:justify-single-word="false"/>
      <style:text-properties officeooo:rsid="00a69d9f" officeooo:paragraph-rsid="00a69d9f"/>
    </style:style>
    <style:style style:name="P73" style:family="paragraph" style:parent-style-name="Text_20_body">
      <style:paragraph-properties fo:text-align="start" style:justify-single-word="false"/>
      <style:text-properties officeooo:rsid="00a7cf33" officeooo:paragraph-rsid="00a7cf33"/>
    </style:style>
    <style:style style:name="P74" style:family="paragraph" style:parent-style-name="Text_20_body">
      <style:paragraph-properties fo:text-align="center" style:justify-single-word="false"/>
      <style:text-properties officeooo:rsid="00a7cf33" officeooo:paragraph-rsid="00a7cf33"/>
    </style:style>
    <style:style style:name="P75" style:family="paragraph" style:parent-style-name="Text_20_body">
      <style:paragraph-properties fo:text-align="start" style:justify-single-word="false"/>
      <style:text-properties officeooo:rsid="00ab3c8a" officeooo:paragraph-rsid="00ab3c8a"/>
    </style:style>
    <style:style style:name="P76" style:family="paragraph" style:parent-style-name="Text_20_body">
      <style:text-properties officeooo:rsid="00aeb5a2" officeooo:paragraph-rsid="00aeb5a2"/>
    </style:style>
    <style:style style:name="P77" style:family="paragraph" style:parent-style-name="Text_20_body">
      <style:paragraph-properties fo:text-align="center" style:justify-single-word="false"/>
      <style:text-properties officeooo:rsid="00aeb5a2" officeooo:paragraph-rsid="00aeb5a2"/>
    </style:style>
    <style:style style:name="P78" style:family="paragraph" style:parent-style-name="Text_20_body">
      <style:paragraph-properties fo:text-align="start" style:justify-single-word="false"/>
      <style:text-properties officeooo:rsid="00aeb5a2" officeooo:paragraph-rsid="00aeb5a2"/>
    </style:style>
    <style:style style:name="P79" style:family="paragraph" style:parent-style-name="Text_20_body">
      <style:paragraph-properties fo:text-align="start" style:justify-single-word="false"/>
      <style:text-properties officeooo:rsid="00b03e9d" officeooo:paragraph-rsid="00b03e9d"/>
    </style:style>
    <style:style style:name="P80" style:family="paragraph" style:parent-style-name="Text_20_body">
      <style:paragraph-properties fo:text-align="center" style:justify-single-word="false"/>
      <style:text-properties officeooo:rsid="00b03e9d" officeooo:paragraph-rsid="00b03e9d"/>
    </style:style>
    <style:style style:name="P81" style:family="paragraph" style:parent-style-name="Text_20_body">
      <style:paragraph-properties fo:text-align="start" style:justify-single-word="false"/>
      <style:text-properties officeooo:rsid="00b19507" officeooo:paragraph-rsid="00b19507"/>
    </style:style>
    <style:style style:name="P82" style:family="paragraph" style:parent-style-name="Text_20_body">
      <style:paragraph-properties fo:text-align="center" style:justify-single-word="false"/>
      <style:text-properties officeooo:rsid="00b19507" officeooo:paragraph-rsid="00b19507"/>
    </style:style>
    <style:style style:name="P83" style:family="paragraph" style:parent-style-name="Text_20_body">
      <style:text-properties officeooo:paragraph-rsid="00b68ad4"/>
    </style:style>
    <style:style style:name="P84" style:family="paragraph" style:parent-style-name="Text_20_body">
      <style:text-properties officeooo:rsid="00b9f791" officeooo:paragraph-rsid="00b9f791"/>
    </style:style>
    <style:style style:name="P85" style:family="paragraph" style:parent-style-name="Text_20_body">
      <style:paragraph-properties fo:text-align="center" style:justify-single-word="false"/>
      <style:text-properties officeooo:rsid="00b9f791" officeooo:paragraph-rsid="00b9f791"/>
    </style:style>
    <style:style style:name="P86" style:family="paragraph" style:parent-style-name="Text_20_body">
      <style:paragraph-properties fo:text-align="start" style:justify-single-word="false"/>
      <style:text-properties officeooo:rsid="00bdcb48" officeooo:paragraph-rsid="00bdcb48"/>
    </style:style>
    <style:style style:name="P87" style:family="paragraph" style:parent-style-name="Text_20_body">
      <style:paragraph-properties fo:text-align="center" style:justify-single-word="false"/>
      <style:text-properties officeooo:rsid="00bdcb48" officeooo:paragraph-rsid="00bdcb48"/>
    </style:style>
    <style:style style:name="P88" style:family="paragraph" style:parent-style-name="Text_20_body">
      <style:paragraph-properties fo:text-align="start" style:justify-single-word="false"/>
      <style:text-properties officeooo:rsid="00c07f5f" officeooo:paragraph-rsid="00c07f5f"/>
    </style:style>
    <style:style style:name="P89" style:family="paragraph" style:parent-style-name="Text_20_body">
      <style:paragraph-properties fo:text-align="center" style:justify-single-word="false"/>
      <style:text-properties officeooo:rsid="00c07f5f" officeooo:paragraph-rsid="00c07f5f"/>
    </style:style>
    <style:style style:name="P90" style:family="paragraph" style:parent-style-name="Text_20_body">
      <style:paragraph-properties fo:text-align="start" style:justify-single-word="false"/>
      <style:text-properties officeooo:rsid="00c3a688" officeooo:paragraph-rsid="00c3a688"/>
    </style:style>
    <style:style style:name="P91" style:family="paragraph" style:parent-style-name="Text_20_body">
      <style:paragraph-properties fo:text-align="center" style:justify-single-word="false"/>
      <style:text-properties officeooo:rsid="00c3a688" officeooo:paragraph-rsid="00c3a688"/>
    </style:style>
    <style:style style:name="P92" style:family="paragraph" style:parent-style-name="Text_20_body">
      <style:paragraph-properties fo:text-align="center" style:justify-single-word="false"/>
      <style:text-properties officeooo:rsid="00cd12a9" officeooo:paragraph-rsid="00cd12a9"/>
    </style:style>
    <style:style style:name="P93" style:family="paragraph" style:parent-style-name="Text_20_body">
      <style:paragraph-properties fo:text-align="start" style:justify-single-word="false"/>
      <style:text-properties officeooo:rsid="00cd12a9" officeooo:paragraph-rsid="00cd12a9"/>
    </style:style>
    <style:style style:name="P94" style:family="paragraph" style:parent-style-name="Text_20_body">
      <style:text-properties officeooo:rsid="00d1b0cc" officeooo:paragraph-rsid="00d1b0cc"/>
    </style:style>
    <style:style style:name="P95" style:family="paragraph" style:parent-style-name="Text_20_body">
      <style:text-properties officeooo:rsid="00d3a070" officeooo:paragraph-rsid="00d3a070"/>
    </style:style>
    <style:style style:name="P96" style:family="paragraph" style:parent-style-name="Text_20_body">
      <style:paragraph-properties fo:text-align="center" style:justify-single-word="false"/>
      <style:text-properties officeooo:rsid="00d3a070" officeooo:paragraph-rsid="00d3a070"/>
    </style:style>
    <style:style style:name="P97" style:family="paragraph" style:parent-style-name="Text_20_body">
      <style:paragraph-properties fo:text-align="start" style:justify-single-word="false"/>
      <style:text-properties officeooo:rsid="00d3a070" officeooo:paragraph-rsid="00d3a070"/>
    </style:style>
    <style:style style:name="P98" style:family="paragraph" style:parent-style-name="Text_20_body">
      <style:paragraph-properties fo:text-align="center" style:justify-single-word="false"/>
      <style:text-properties officeooo:rsid="00d62b8c" officeooo:paragraph-rsid="00d62b8c"/>
    </style:style>
    <style:style style:name="P99" style:family="paragraph" style:parent-style-name="Text_20_body">
      <style:paragraph-properties fo:text-align="start" style:justify-single-word="false"/>
      <style:text-properties officeooo:rsid="00d6fb8d" officeooo:paragraph-rsid="00d6fb8d"/>
    </style:style>
    <style:style style:name="P100" style:family="paragraph" style:parent-style-name="Text_20_body">
      <style:paragraph-properties fo:text-align="center" style:justify-single-word="false"/>
      <style:text-properties officeooo:rsid="00d6fb8d" officeooo:paragraph-rsid="00d6fb8d"/>
    </style:style>
    <style:style style:name="P101" style:family="paragraph" style:parent-style-name="Text_20_body">
      <style:paragraph-properties fo:text-align="start" style:justify-single-word="false"/>
      <style:text-properties officeooo:paragraph-rsid="00d62b8c"/>
    </style:style>
    <style:style style:name="P102" style:family="paragraph" style:parent-style-name="Text_20_body">
      <style:paragraph-properties fo:text-align="start" style:justify-single-word="false"/>
      <style:text-properties officeooo:paragraph-rsid="00f88ee7"/>
    </style:style>
    <style:style style:name="P103" style:family="paragraph" style:parent-style-name="Text_20_body">
      <style:paragraph-properties fo:text-align="start" style:justify-single-word="false"/>
      <style:text-properties officeooo:rsid="00dd4c32" officeooo:paragraph-rsid="00dd4c32"/>
    </style:style>
    <style:style style:name="P104" style:family="paragraph" style:parent-style-name="Text_20_body">
      <style:text-properties officeooo:rsid="00e22aee" officeooo:paragraph-rsid="00e22aee"/>
    </style:style>
    <style:style style:name="P105" style:family="paragraph" style:parent-style-name="Text_20_body">
      <style:paragraph-properties fo:text-align="center" style:justify-single-word="false"/>
      <style:text-properties officeooo:rsid="00e22aee" officeooo:paragraph-rsid="00e22aee"/>
    </style:style>
    <style:style style:name="P106" style:family="paragraph" style:parent-style-name="Text_20_body">
      <style:paragraph-properties fo:text-align="start" style:justify-single-word="false"/>
      <style:text-properties officeooo:rsid="00e4c7fd" officeooo:paragraph-rsid="00e4c7fd"/>
    </style:style>
    <style:style style:name="P107" style:family="paragraph" style:parent-style-name="Text_20_body">
      <style:paragraph-properties fo:text-align="center" style:justify-single-word="false"/>
      <style:text-properties officeooo:rsid="00e4c7fd" officeooo:paragraph-rsid="00e4c7fd"/>
    </style:style>
    <style:style style:name="P108" style:family="paragraph" style:parent-style-name="Text_20_body">
      <style:paragraph-properties fo:text-align="start" style:justify-single-word="false"/>
      <style:text-properties officeooo:rsid="00e9d667" officeooo:paragraph-rsid="00e9d667"/>
    </style:style>
    <style:style style:name="P109" style:family="paragraph" style:parent-style-name="Text_20_body">
      <style:paragraph-properties fo:text-align="center" style:justify-single-word="false"/>
      <style:text-properties officeooo:rsid="00e9d667" officeooo:paragraph-rsid="00e9d667"/>
    </style:style>
    <style:style style:name="P110" style:family="paragraph" style:parent-style-name="Text_20_body">
      <style:paragraph-properties fo:text-align="start" style:justify-single-word="false"/>
      <style:text-properties officeooo:rsid="00eb0ac0" officeooo:paragraph-rsid="00eb0ac0"/>
    </style:style>
    <style:style style:name="P111" style:family="paragraph" style:parent-style-name="Text_20_body">
      <style:paragraph-properties fo:text-align="start" style:justify-single-word="false"/>
      <style:text-properties officeooo:rsid="00ec4aef" officeooo:paragraph-rsid="00ec4aef"/>
    </style:style>
    <style:style style:name="P112" style:family="paragraph" style:parent-style-name="Text_20_body">
      <style:paragraph-properties fo:text-align="center" style:justify-single-word="false"/>
      <style:text-properties officeooo:rsid="00ec4aef" officeooo:paragraph-rsid="00ec4aef"/>
    </style:style>
    <style:style style:name="P113" style:family="paragraph" style:parent-style-name="Text_20_body">
      <style:text-properties officeooo:paragraph-rsid="00ee2d4f"/>
    </style:style>
    <style:style style:name="P114" style:family="paragraph" style:parent-style-name="Text_20_body">
      <style:paragraph-properties fo:text-align="center" style:justify-single-word="false"/>
      <style:text-properties officeooo:rsid="00ee910b" officeooo:paragraph-rsid="00ee910b"/>
    </style:style>
    <style:style style:name="P115" style:family="paragraph" style:parent-style-name="Text_20_body">
      <style:paragraph-properties fo:text-align="start" style:justify-single-word="false"/>
      <style:text-properties officeooo:rsid="00f164f9" officeooo:paragraph-rsid="00f164f9"/>
    </style:style>
    <style:style style:name="P116" style:family="paragraph" style:parent-style-name="Text_20_body">
      <style:paragraph-properties fo:text-align="center" style:justify-single-word="false"/>
      <style:text-properties officeooo:rsid="00f88ee7" officeooo:paragraph-rsid="00f88ee7"/>
    </style:style>
    <style:style style:name="P117" style:family="paragraph" style:parent-style-name="Text_20_body">
      <style:text-properties officeooo:rsid="0100ae3e" officeooo:paragraph-rsid="0100ae3e"/>
    </style:style>
    <style:style style:name="P118" style:family="paragraph" style:parent-style-name="Text_20_body">
      <style:paragraph-properties fo:text-align="center" style:justify-single-word="false"/>
      <style:text-properties officeooo:rsid="0100ae3e" officeooo:paragraph-rsid="0100ae3e"/>
    </style:style>
    <style:style style:name="P119" style:family="paragraph" style:parent-style-name="Text_20_body">
      <style:paragraph-properties fo:text-align="start" style:justify-single-word="false"/>
      <style:text-properties officeooo:rsid="0100ae3e" officeooo:paragraph-rsid="0100ae3e"/>
    </style:style>
    <style:style style:name="P120" style:family="paragraph" style:parent-style-name="Text_20_body">
      <style:paragraph-properties fo:text-align="start" style:justify-single-word="false"/>
      <style:text-properties officeooo:rsid="01032caf" officeooo:paragraph-rsid="01032caf"/>
    </style:style>
    <style:style style:name="P121" style:family="paragraph" style:parent-style-name="Text_20_body">
      <style:paragraph-properties fo:text-align="center" style:justify-single-word="false"/>
      <style:text-properties officeooo:rsid="01032caf" officeooo:paragraph-rsid="01032caf"/>
    </style:style>
    <style:style style:name="P122" style:family="paragraph" style:parent-style-name="Text_20_body">
      <style:paragraph-properties fo:text-align="start" style:justify-single-word="false"/>
      <style:text-properties officeooo:rsid="010632e2" officeooo:paragraph-rsid="010632e2"/>
    </style:style>
    <style:style style:name="P123" style:family="paragraph" style:parent-style-name="Text_20_body">
      <style:paragraph-properties fo:text-align="center" style:justify-single-word="false"/>
      <style:text-properties officeooo:rsid="010632e2" officeooo:paragraph-rsid="010632e2"/>
    </style:style>
    <style:style style:name="P124" style:family="paragraph" style:parent-style-name="Text_20_body">
      <style:paragraph-properties fo:text-align="start" style:justify-single-word="false"/>
      <style:text-properties officeooo:rsid="01067cf4" officeooo:paragraph-rsid="01067cf4"/>
    </style:style>
    <style:style style:name="P125" style:family="paragraph" style:parent-style-name="Text_20_body">
      <style:paragraph-properties fo:text-align="center" style:justify-single-word="false"/>
      <style:text-properties officeooo:rsid="01067cf4" officeooo:paragraph-rsid="01067cf4"/>
    </style:style>
    <style:style style:name="P126" style:family="paragraph" style:parent-style-name="Text_20_body">
      <style:paragraph-properties fo:text-align="start" style:justify-single-word="false"/>
      <style:text-properties officeooo:rsid="0109e44b" officeooo:paragraph-rsid="0109e44b"/>
    </style:style>
    <style:style style:name="P127" style:family="paragraph" style:parent-style-name="Text_20_body">
      <style:paragraph-properties fo:text-align="center" style:justify-single-word="false"/>
      <style:text-properties officeooo:rsid="0109e44b" officeooo:paragraph-rsid="0109e44b"/>
    </style:style>
    <style:style style:name="P128" style:family="paragraph" style:parent-style-name="Text_20_body">
      <style:paragraph-properties fo:text-align="start" style:justify-single-word="false"/>
      <style:text-properties officeooo:rsid="010e3088" officeooo:paragraph-rsid="010e3088"/>
    </style:style>
    <style:style style:name="P129" style:family="paragraph" style:parent-style-name="Text_20_body">
      <style:paragraph-properties fo:text-align="center" style:justify-single-word="false"/>
      <style:text-properties officeooo:rsid="010e3088" officeooo:paragraph-rsid="010e3088"/>
    </style:style>
    <style:style style:name="P130" style:family="paragraph" style:parent-style-name="Text_20_body">
      <style:paragraph-properties fo:text-align="start" style:justify-single-word="false"/>
      <style:text-properties officeooo:rsid="010fe92a" officeooo:paragraph-rsid="010fe92a"/>
    </style:style>
    <style:style style:name="P131" style:family="paragraph" style:parent-style-name="Text_20_body">
      <style:paragraph-properties fo:text-align="start" style:justify-single-word="false"/>
      <style:text-properties officeooo:rsid="011234f9" officeooo:paragraph-rsid="011234f9"/>
    </style:style>
    <style:style style:name="P132" style:family="paragraph" style:parent-style-name="Text_20_body">
      <style:paragraph-properties fo:text-align="center" style:justify-single-word="false"/>
      <style:text-properties officeooo:rsid="011234f9" officeooo:paragraph-rsid="011234f9"/>
    </style:style>
    <style:style style:name="P133" style:family="paragraph" style:parent-style-name="Text_20_body">
      <style:paragraph-properties fo:text-align="start" style:justify-single-word="false"/>
      <style:text-properties officeooo:rsid="0116c97f" officeooo:paragraph-rsid="0116c97f"/>
    </style:style>
    <style:style style:name="P134" style:family="paragraph" style:parent-style-name="Text_20_body">
      <style:paragraph-properties fo:text-align="center" style:justify-single-word="false"/>
      <style:text-properties officeooo:rsid="0116c97f" officeooo:paragraph-rsid="0116c97f"/>
    </style:style>
    <style:style style:name="P135" style:family="paragraph" style:parent-style-name="Text_20_body">
      <style:paragraph-properties fo:text-align="start" style:justify-single-word="false"/>
      <style:text-properties officeooo:rsid="011e6d5d" officeooo:paragraph-rsid="011e6d5d"/>
    </style:style>
    <style:style style:name="P136" style:family="paragraph" style:parent-style-name="Text_20_body">
      <style:paragraph-properties fo:text-align="center" style:justify-single-word="false"/>
      <style:text-properties officeooo:rsid="011e6d5d" officeooo:paragraph-rsid="011e6d5d"/>
    </style:style>
    <style:style style:name="P137" style:family="paragraph" style:parent-style-name="Text_20_body">
      <style:paragraph-properties fo:text-align="end" style:justify-single-word="false"/>
      <style:text-properties officeooo:rsid="011e6d5d" officeooo:paragraph-rsid="011e6d5d"/>
    </style:style>
    <style:style style:name="P138" style:family="paragraph" style:parent-style-name="Text_20_body">
      <style:paragraph-properties fo:text-align="start" style:justify-single-word="false"/>
      <style:text-properties officeooo:rsid="0123fef2" officeooo:paragraph-rsid="0123fef2"/>
    </style:style>
    <style:style style:name="P139" style:family="paragraph" style:parent-style-name="Text_20_body">
      <style:paragraph-properties fo:text-align="center" style:justify-single-word="false"/>
      <style:text-properties officeooo:rsid="0123fef2" officeooo:paragraph-rsid="0123fef2"/>
    </style:style>
    <style:style style:name="P140" style:family="paragraph" style:parent-style-name="Text_20_body">
      <style:paragraph-properties fo:text-align="start" style:justify-single-word="false"/>
      <style:text-properties officeooo:rsid="0127c29a" officeooo:paragraph-rsid="0127c29a"/>
    </style:style>
    <style:style style:name="P141" style:family="paragraph" style:parent-style-name="Text_20_body">
      <style:paragraph-properties fo:text-align="center" style:justify-single-word="false"/>
      <style:text-properties officeooo:rsid="0127c29a" officeooo:paragraph-rsid="0127c29a"/>
    </style:style>
    <style:style style:name="P142" style:family="paragraph" style:parent-style-name="Text_20_body">
      <style:paragraph-properties fo:text-align="start" style:justify-single-word="false"/>
      <style:text-properties officeooo:rsid="0128fb37" officeooo:paragraph-rsid="0128fb37"/>
    </style:style>
    <style:style style:name="P143" style:family="paragraph" style:parent-style-name="Text_20_body">
      <style:paragraph-properties fo:text-align="center" style:justify-single-word="false"/>
      <style:text-properties officeooo:rsid="0128fb37" officeooo:paragraph-rsid="0128fb37"/>
    </style:style>
    <style:style style:name="P144" style:family="paragraph" style:parent-style-name="Text_20_body">
      <style:paragraph-properties fo:text-align="start" style:justify-single-word="false"/>
      <style:text-properties officeooo:rsid="012d29a0" officeooo:paragraph-rsid="012d29a0"/>
    </style:style>
    <style:style style:name="P145" style:family="paragraph" style:parent-style-name="Text_20_body">
      <style:paragraph-properties fo:text-align="center" style:justify-single-word="false"/>
      <style:text-properties officeooo:rsid="012d29a0" officeooo:paragraph-rsid="012d29a0"/>
    </style:style>
    <style:style style:name="P146" style:family="paragraph" style:parent-style-name="Text_20_body">
      <style:paragraph-properties fo:text-align="start" style:justify-single-word="false"/>
      <style:text-properties officeooo:rsid="012e7942" officeooo:paragraph-rsid="012e7942"/>
    </style:style>
    <style:style style:name="P147" style:family="paragraph" style:parent-style-name="Text_20_body">
      <style:paragraph-properties fo:text-align="center" style:justify-single-word="false"/>
      <style:text-properties officeooo:rsid="012e7942" officeooo:paragraph-rsid="012e7942"/>
    </style:style>
    <style:style style:name="P148" style:family="paragraph" style:parent-style-name="Text_20_body">
      <style:paragraph-properties fo:text-align="start" style:justify-single-word="false"/>
      <style:text-properties officeooo:rsid="012ec6ab" officeooo:paragraph-rsid="012ec6ab"/>
    </style:style>
    <style:style style:name="P149" style:family="paragraph" style:parent-style-name="Text_20_body">
      <style:paragraph-properties fo:text-align="center" style:justify-single-word="false"/>
      <style:text-properties officeooo:rsid="012ec6ab" officeooo:paragraph-rsid="012ec6ab"/>
    </style:style>
    <style:style style:name="P150" style:family="paragraph" style:parent-style-name="Text_20_body">
      <style:paragraph-properties fo:text-align="start" style:justify-single-word="false"/>
      <style:text-properties officeooo:rsid="01325eea" officeooo:paragraph-rsid="01325eea"/>
    </style:style>
    <style:style style:name="P151" style:family="paragraph" style:parent-style-name="Text_20_body">
      <style:paragraph-properties fo:text-align="start" style:justify-single-word="false"/>
      <style:text-properties officeooo:rsid="0132dfb3" officeooo:paragraph-rsid="0132dfb3"/>
    </style:style>
    <style:style style:name="P152" style:family="paragraph" style:parent-style-name="Text_20_body">
      <style:paragraph-properties fo:text-align="center" style:justify-single-word="false"/>
      <style:text-properties officeooo:rsid="0132dfb3" officeooo:paragraph-rsid="0132dfb3"/>
    </style:style>
    <style:style style:name="P153" style:family="paragraph" style:parent-style-name="Text_20_body">
      <style:paragraph-properties fo:text-align="center" style:justify-single-word="false"/>
      <style:text-properties officeooo:rsid="01349b15" officeooo:paragraph-rsid="01349b15"/>
    </style:style>
    <style:style style:name="P154" style:family="paragraph" style:parent-style-name="Text_20_body">
      <style:paragraph-properties fo:text-align="start" style:justify-single-word="false"/>
      <style:text-properties officeooo:rsid="01349b15" officeooo:paragraph-rsid="01349b15"/>
    </style:style>
    <style:style style:name="P155" style:family="paragraph" style:parent-style-name="Text_20_body">
      <style:paragraph-properties fo:text-align="start" style:justify-single-word="false"/>
      <style:text-properties officeooo:rsid="01356c4e" officeooo:paragraph-rsid="01356c4e"/>
    </style:style>
    <style:style style:name="P156" style:family="paragraph" style:parent-style-name="Text_20_body">
      <style:paragraph-properties fo:text-align="center" style:justify-single-word="false"/>
      <style:text-properties officeooo:rsid="01356c4e" officeooo:paragraph-rsid="01356c4e"/>
    </style:style>
    <style:style style:name="P157" style:family="paragraph" style:parent-style-name="Text_20_body">
      <style:paragraph-properties fo:text-align="start" style:justify-single-word="false"/>
      <style:text-properties officeooo:rsid="0139a32e" officeooo:paragraph-rsid="0139a32e"/>
    </style:style>
    <style:style style:name="P158" style:family="paragraph" style:parent-style-name="Text_20_body">
      <style:paragraph-properties fo:text-align="center" style:justify-single-word="false"/>
      <style:text-properties officeooo:rsid="0139a32e" officeooo:paragraph-rsid="0139a32e"/>
    </style:style>
    <style:style style:name="P159" style:family="paragraph" style:parent-style-name="Text_20_body">
      <style:paragraph-properties fo:text-align="start" style:justify-single-word="false"/>
      <style:text-properties officeooo:rsid="013a8baf" officeooo:paragraph-rsid="013a8baf"/>
    </style:style>
    <style:style style:name="P160" style:family="paragraph" style:parent-style-name="Text_20_body">
      <style:paragraph-properties fo:text-align="start" style:justify-single-word="false"/>
      <style:text-properties officeooo:rsid="013ddaab" officeooo:paragraph-rsid="013ddaab"/>
    </style:style>
    <style:style style:name="P161" style:family="paragraph" style:parent-style-name="Text_20_body">
      <style:paragraph-properties fo:text-align="start" style:justify-single-word="false"/>
      <style:text-properties officeooo:rsid="014070c2" officeooo:paragraph-rsid="014070c2"/>
    </style:style>
    <style:style style:name="P162" style:family="paragraph" style:parent-style-name="Text_20_body">
      <style:paragraph-properties fo:text-align="center" style:justify-single-word="false"/>
      <style:text-properties officeooo:rsid="014070c2" officeooo:paragraph-rsid="014070c2"/>
    </style:style>
    <style:style style:name="P163" style:family="paragraph" style:parent-style-name="Text_20_body">
      <style:paragraph-properties fo:text-align="center" style:justify-single-word="false"/>
      <style:text-properties officeooo:rsid="0140d1e6" officeooo:paragraph-rsid="0140d1e6"/>
    </style:style>
    <style:style style:name="P164" style:family="paragraph" style:parent-style-name="Text_20_body">
      <style:paragraph-properties fo:text-align="start" style:justify-single-word="false"/>
      <style:text-properties officeooo:rsid="0140d1e6" officeooo:paragraph-rsid="0140d1e6"/>
    </style:style>
    <style:style style:name="P165"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66"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67" style:family="paragraph" style:parent-style-name="Text_20_body">
      <style:paragraph-properties fo:text-align="start" style:justify-single-word="false"/>
      <style:text-properties officeooo:rsid="014e7d7a" officeooo:paragraph-rsid="014e7d7a"/>
    </style:style>
    <style:style style:name="P168" style:family="paragraph" style:parent-style-name="Text_20_body">
      <style:paragraph-properties fo:text-align="center" style:justify-single-word="false"/>
      <style:text-properties officeooo:rsid="014e7d7a" officeooo:paragraph-rsid="014e7d7a"/>
    </style:style>
    <style:style style:name="P169" style:family="paragraph" style:parent-style-name="Text_20_body">
      <style:paragraph-properties fo:text-align="start" style:justify-single-word="false"/>
      <style:text-properties officeooo:rsid="015183b3" officeooo:paragraph-rsid="015183b3"/>
    </style:style>
    <style:style style:name="P170" style:family="paragraph" style:parent-style-name="Text_20_body">
      <style:paragraph-properties fo:text-align="center" style:justify-single-word="false"/>
      <style:text-properties officeooo:rsid="015183b3" officeooo:paragraph-rsid="015183b3"/>
    </style:style>
    <style:style style:name="P171" style:family="paragraph" style:parent-style-name="Text_20_body">
      <style:paragraph-properties fo:text-align="start" style:justify-single-word="false"/>
      <style:text-properties officeooo:rsid="0154d830" officeooo:paragraph-rsid="0154d830"/>
    </style:style>
    <style:style style:name="P172" style:family="paragraph" style:parent-style-name="Text_20_body">
      <style:paragraph-properties fo:text-align="center" style:justify-single-word="false"/>
      <style:text-properties officeooo:rsid="0154d830" officeooo:paragraph-rsid="0154d830"/>
    </style:style>
    <style:style style:name="P173" style:family="paragraph" style:parent-style-name="Text_20_body">
      <style:paragraph-properties fo:text-align="start" style:justify-single-word="false"/>
      <style:text-properties officeooo:rsid="015774d9" officeooo:paragraph-rsid="015774d9"/>
    </style:style>
    <style:style style:name="P174" style:family="paragraph" style:parent-style-name="Text_20_body">
      <style:paragraph-properties fo:text-align="center" style:justify-single-word="false"/>
      <style:text-properties officeooo:rsid="015774d9" officeooo:paragraph-rsid="015774d9"/>
    </style:style>
    <style:style style:name="P175" style:family="paragraph" style:parent-style-name="Text_20_body">
      <style:paragraph-properties fo:text-align="start" style:justify-single-word="false"/>
      <style:text-properties officeooo:rsid="015e1f5d" officeooo:paragraph-rsid="015e1f5d"/>
    </style:style>
    <style:style style:name="P176" style:family="paragraph" style:parent-style-name="Text_20_body">
      <style:paragraph-properties fo:text-align="center" style:justify-single-word="false"/>
      <style:text-properties officeooo:rsid="015e1f5d" officeooo:paragraph-rsid="015e1f5d"/>
    </style:style>
    <style:style style:name="P177" style:family="paragraph" style:parent-style-name="Text_20_body">
      <style:paragraph-properties fo:text-align="end" style:justify-single-word="false"/>
      <style:text-properties officeooo:rsid="015e1f5d" officeooo:paragraph-rsid="015e1f5d"/>
    </style:style>
    <style:style style:name="P178" style:family="paragraph" style:parent-style-name="Text_20_body">
      <style:paragraph-properties fo:text-align="start" style:justify-single-word="false"/>
      <style:text-properties officeooo:rsid="01649dcf" officeooo:paragraph-rsid="016b3969"/>
    </style:style>
    <style:style style:name="P179" style:family="paragraph" style:parent-style-name="Text_20_body">
      <style:paragraph-properties fo:text-align="center" style:justify-single-word="false"/>
      <style:text-properties officeooo:rsid="01649dcf" officeooo:paragraph-rsid="016b3969"/>
    </style:style>
    <style:style style:name="P180" style:family="paragraph" style:parent-style-name="Text_20_body">
      <style:paragraph-properties fo:text-align="center" style:justify-single-word="false"/>
      <style:text-properties officeooo:rsid="01649dcf" officeooo:paragraph-rsid="01649dcf"/>
    </style:style>
    <style:style style:name="P181" style:family="paragraph" style:parent-style-name="Text_20_body">
      <style:paragraph-properties fo:text-align="start" style:justify-single-word="false"/>
      <style:text-properties officeooo:rsid="016b3969" officeooo:paragraph-rsid="016b3969"/>
    </style:style>
    <style:style style:name="P182" style:family="paragraph" style:parent-style-name="Text_20_body">
      <style:paragraph-properties fo:text-align="center" style:justify-single-word="false"/>
      <style:text-properties officeooo:rsid="016b3969" officeooo:paragraph-rsid="016b3969"/>
    </style:style>
    <style:style style:name="P183" style:family="paragraph" style:parent-style-name="Text_20_body">
      <style:paragraph-properties fo:text-align="start" style:justify-single-word="false"/>
      <style:text-properties officeooo:rsid="016c0c8e" officeooo:paragraph-rsid="016c0c8e"/>
    </style:style>
    <style:style style:name="P184" style:family="paragraph" style:parent-style-name="Text_20_body">
      <style:paragraph-properties fo:text-align="start" style:justify-single-word="false"/>
      <style:text-properties officeooo:rsid="016d3bf5" officeooo:paragraph-rsid="016d3bf5"/>
    </style:style>
    <style:style style:name="P185" style:family="paragraph" style:parent-style-name="Text_20_body">
      <style:paragraph-properties fo:text-align="center" style:justify-single-word="false"/>
      <style:text-properties officeooo:rsid="016d3bf5" officeooo:paragraph-rsid="016d3bf5"/>
    </style:style>
    <style:style style:name="P186" style:family="paragraph" style:parent-style-name="Text_20_body">
      <style:paragraph-properties fo:text-align="start" style:justify-single-word="false"/>
      <style:text-properties officeooo:rsid="01706e15" officeooo:paragraph-rsid="01706e15"/>
    </style:style>
    <style:style style:name="P187" style:family="paragraph" style:parent-style-name="Text_20_body">
      <style:paragraph-properties fo:text-align="start" style:justify-single-word="false"/>
      <style:text-properties officeooo:rsid="01724c9f" officeooo:paragraph-rsid="01724c9f"/>
    </style:style>
    <style:style style:name="P188" style:family="paragraph" style:parent-style-name="Text_20_body">
      <style:paragraph-properties fo:text-align="start" style:justify-single-word="false"/>
      <style:text-properties officeooo:rsid="01727612" officeooo:paragraph-rsid="01727612"/>
    </style:style>
    <style:style style:name="P189" style:family="paragraph" style:parent-style-name="Text_20_body">
      <style:paragraph-properties fo:text-align="center" style:justify-single-word="false"/>
      <style:text-properties officeooo:rsid="01727612" officeooo:paragraph-rsid="01727612"/>
    </style:style>
    <style:style style:name="P190" style:family="paragraph" style:parent-style-name="Text_20_body">
      <style:paragraph-properties fo:text-align="start" style:justify-single-word="false"/>
      <style:text-properties officeooo:rsid="0174ffdd" officeooo:paragraph-rsid="0174ffdd"/>
    </style:style>
    <style:style style:name="P191" style:family="paragraph" style:parent-style-name="Text_20_body">
      <style:paragraph-properties fo:text-align="center" style:justify-single-word="false"/>
      <style:text-properties officeooo:rsid="0174ffdd" officeooo:paragraph-rsid="0174ffdd"/>
    </style:style>
    <style:style style:name="P192" style:family="paragraph" style:parent-style-name="Text_20_body">
      <style:paragraph-properties fo:text-align="start" style:justify-single-word="false"/>
      <style:text-properties officeooo:rsid="0176cc67" officeooo:paragraph-rsid="0176cc67"/>
    </style:style>
    <style:style style:name="P193" style:family="paragraph" style:parent-style-name="Text_20_body">
      <style:paragraph-properties fo:text-align="center" style:justify-single-word="false"/>
      <style:text-properties officeooo:rsid="0176cc67" officeooo:paragraph-rsid="0176cc67"/>
    </style:style>
    <style:style style:name="P194" style:family="paragraph" style:parent-style-name="Text_20_body">
      <style:text-properties officeooo:paragraph-rsid="017bd7ac"/>
    </style:style>
    <style:style style:name="P195" style:family="paragraph" style:parent-style-name="Text_20_body">
      <style:paragraph-properties fo:text-align="start" style:justify-single-word="false"/>
      <style:text-properties officeooo:rsid="01802797" officeooo:paragraph-rsid="01802797"/>
    </style:style>
    <style:style style:name="P196" style:family="paragraph" style:parent-style-name="Text_20_body">
      <style:paragraph-properties fo:text-align="center" style:justify-single-word="false"/>
      <style:text-properties officeooo:rsid="01802797" officeooo:paragraph-rsid="01802797"/>
    </style:style>
    <style:style style:name="P197" style:family="paragraph" style:parent-style-name="Text_20_body">
      <style:paragraph-properties fo:text-align="start" style:justify-single-word="false"/>
      <style:text-properties officeooo:rsid="01815af0" officeooo:paragraph-rsid="01815af0"/>
    </style:style>
    <style:style style:name="P198" style:family="paragraph" style:parent-style-name="Text_20_body">
      <style:paragraph-properties fo:text-align="center" style:justify-single-word="false"/>
      <style:text-properties officeooo:rsid="01815af0" officeooo:paragraph-rsid="01815af0"/>
    </style:style>
    <style:style style:name="P199" style:family="paragraph" style:parent-style-name="Text_20_body">
      <style:paragraph-properties fo:text-align="start" style:justify-single-word="false"/>
      <style:text-properties officeooo:rsid="0182f1b3" officeooo:paragraph-rsid="0182f1b3" style:language-asian="zh" style:country-asian="CN"/>
    </style:style>
    <style:style style:name="P200" style:family="paragraph" style:parent-style-name="Text_20_body">
      <style:paragraph-properties fo:text-align="center" style:justify-single-word="false"/>
      <style:text-properties officeooo:rsid="0182f1b3" officeooo:paragraph-rsid="0182f1b3" style:language-asian="zh" style:country-asian="CN"/>
    </style:style>
    <style:style style:name="P201" style:family="paragraph" style:parent-style-name="Text_20_body">
      <style:paragraph-properties fo:text-align="start" style:justify-single-word="false"/>
      <style:text-properties officeooo:rsid="0185e4c5" officeooo:paragraph-rsid="0185e4c5" style:language-asian="zh" style:country-asian="CN"/>
    </style:style>
    <style:style style:name="P202" style:family="paragraph" style:parent-style-name="Text_20_body">
      <style:paragraph-properties fo:text-align="center" style:justify-single-word="false"/>
      <style:text-properties officeooo:rsid="0185e4c5" officeooo:paragraph-rsid="0185e4c5" style:language-asian="zh" style:country-asian="CN"/>
    </style:style>
    <style:style style:name="P203" style:family="paragraph" style:parent-style-name="Text_20_body">
      <style:paragraph-properties fo:text-align="center" style:justify-single-word="false"/>
      <style:text-properties officeooo:rsid="0185ef70" officeooo:paragraph-rsid="0185ef70" style:language-asian="zh" style:country-asian="CN"/>
    </style:style>
    <style:style style:name="P204" style:family="paragraph" style:parent-style-name="Text_20_body">
      <style:paragraph-properties fo:text-align="start" style:justify-single-word="false"/>
      <style:text-properties officeooo:rsid="0185ef70" officeooo:paragraph-rsid="0185ef70" style:language-asian="zh" style:country-asian="CN"/>
    </style:style>
    <style:style style:name="P205" style:family="paragraph" style:parent-style-name="Text_20_body">
      <style:paragraph-properties fo:text-align="start" style:justify-single-word="false"/>
      <style:text-properties officeooo:rsid="0187cfac" officeooo:paragraph-rsid="0187cfac" style:language-asian="zh" style:country-asian="CN"/>
    </style:style>
    <style:style style:name="P206" style:family="paragraph" style:parent-style-name="Text_20_body">
      <style:paragraph-properties fo:text-align="center" style:justify-single-word="false"/>
      <style:text-properties officeooo:rsid="0187cfac" officeooo:paragraph-rsid="0187cfac" style:language-asian="zh" style:country-asian="CN"/>
    </style:style>
    <style:style style:name="P207" style:family="paragraph" style:parent-style-name="Text_20_body">
      <style:paragraph-properties fo:text-align="start" style:justify-single-word="false"/>
      <style:text-properties officeooo:rsid="01881067" officeooo:paragraph-rsid="01881067" style:language-asian="zh" style:country-asian="CN"/>
    </style:style>
    <style:style style:name="P208" style:family="paragraph" style:parent-style-name="Text_20_body">
      <style:paragraph-properties fo:text-align="start" style:justify-single-word="false"/>
      <style:text-properties officeooo:rsid="0188f8c9" officeooo:paragraph-rsid="0188f8c9" style:language-asian="zh" style:country-asian="CN"/>
    </style:style>
    <style:style style:name="P209" style:family="paragraph" style:parent-style-name="Text_20_body">
      <style:paragraph-properties fo:text-align="start" style:justify-single-word="false"/>
      <style:text-properties officeooo:rsid="0189aad2" officeooo:paragraph-rsid="0189aad2" style:language-asian="zh" style:country-asian="CN"/>
    </style:style>
    <style:style style:name="P210" style:family="paragraph" style:parent-style-name="Text_20_body">
      <style:paragraph-properties fo:text-align="start" style:justify-single-word="false"/>
      <style:text-properties officeooo:rsid="018b229f" officeooo:paragraph-rsid="018b229f" style:language-asian="zh" style:country-asian="CN"/>
    </style:style>
    <style:style style:name="P211" style:family="paragraph" style:parent-style-name="Text_20_body">
      <style:paragraph-properties fo:text-align="center" style:justify-single-word="false"/>
      <style:text-properties officeooo:rsid="018b229f" officeooo:paragraph-rsid="018b229f" style:language-asian="zh" style:country-asian="CN"/>
    </style:style>
    <style:style style:name="P212" style:family="paragraph" style:parent-style-name="Text_20_body">
      <style:paragraph-properties fo:text-align="start" style:justify-single-word="false"/>
      <style:text-properties officeooo:rsid="018b5fd4" officeooo:paragraph-rsid="018b5fd4" style:language-asian="zh" style:country-asian="CN"/>
    </style:style>
    <style:style style:name="P213" style:family="paragraph" style:parent-style-name="Text_20_body">
      <style:paragraph-properties fo:text-align="center" style:justify-single-word="false"/>
      <style:text-properties officeooo:rsid="018b5fd4" officeooo:paragraph-rsid="018b5fd4" style:language-asian="zh" style:country-asian="CN"/>
    </style:style>
    <style:style style:name="P214" style:family="paragraph" style:parent-style-name="Text_20_body">
      <style:paragraph-properties fo:text-align="start" style:justify-single-word="false"/>
      <style:text-properties officeooo:rsid="018d0253" officeooo:paragraph-rsid="018d0253" style:language-asian="zh" style:country-asian="CN"/>
    </style:style>
    <style:style style:name="P215" style:family="paragraph" style:parent-style-name="Text_20_body">
      <style:paragraph-properties fo:text-align="center" style:justify-single-word="false"/>
      <style:text-properties officeooo:rsid="018d0253" officeooo:paragraph-rsid="018d0253" style:language-asian="zh" style:country-asian="CN"/>
    </style:style>
    <style:style style:name="P216" style:family="paragraph" style:parent-style-name="Text_20_body">
      <style:paragraph-properties fo:text-align="start" style:justify-single-word="false"/>
      <style:text-properties officeooo:rsid="0191f3ef" officeooo:paragraph-rsid="0191f3ef" style:language-asian="zh" style:country-asian="CN"/>
    </style:style>
    <style:style style:name="P217" style:family="paragraph" style:parent-style-name="Text_20_body">
      <style:paragraph-properties fo:text-align="center" style:justify-single-word="false"/>
      <style:text-properties officeooo:rsid="0191f3ef" officeooo:paragraph-rsid="0191f3ef" style:language-asian="zh" style:country-asian="CN"/>
    </style:style>
    <style:style style:name="P218" style:family="paragraph" style:parent-style-name="Text_20_body">
      <style:paragraph-properties fo:text-align="center" style:justify-single-word="false"/>
      <style:text-properties officeooo:rsid="0194278a" officeooo:paragraph-rsid="0194278a" style:language-asian="zh" style:country-asian="CN"/>
    </style:style>
    <style:style style:name="P219" style:family="paragraph" style:parent-style-name="Text_20_body">
      <style:paragraph-properties fo:text-align="center" style:justify-single-word="false"/>
      <style:text-properties officeooo:rsid="0194278a" officeooo:paragraph-rsid="019b372e" style:language-asian="zh" style:country-asian="CN"/>
    </style:style>
    <style:style style:name="P220" style:family="paragraph" style:parent-style-name="Text_20_body">
      <style:paragraph-properties fo:text-align="start" style:justify-single-word="false"/>
      <style:text-properties officeooo:rsid="0194278a" officeooo:paragraph-rsid="0194278a" style:language-asian="zh" style:country-asian="CN"/>
    </style:style>
    <style:style style:name="P221" style:family="paragraph" style:parent-style-name="Text_20_body">
      <style:paragraph-properties fo:text-align="start" style:justify-single-word="false"/>
      <style:text-properties officeooo:rsid="0194278a" officeooo:paragraph-rsid="019b372e" style:language-asian="zh" style:country-asian="CN"/>
    </style:style>
    <style:style style:name="P222" style:family="paragraph" style:parent-style-name="Text_20_body">
      <style:text-properties officeooo:rsid="019dc243" officeooo:paragraph-rsid="019dc243"/>
    </style:style>
    <style:style style:name="P223" style:family="paragraph" style:parent-style-name="Text_20_body">
      <style:text-properties officeooo:rsid="019ffb39" officeooo:paragraph-rsid="019ffb39"/>
    </style:style>
    <style:style style:name="P224" style:family="paragraph" style:parent-style-name="Text_20_body">
      <style:text-properties officeooo:rsid="01a160d9" officeooo:paragraph-rsid="01a160d9"/>
    </style:style>
    <style:style style:name="P225" style:family="paragraph" style:parent-style-name="Text_20_body">
      <style:text-properties officeooo:rsid="01a4b3ae" officeooo:paragraph-rsid="01a4b3ae"/>
    </style:style>
    <style:style style:name="P226" style:family="paragraph" style:parent-style-name="Text_20_body">
      <style:text-properties officeooo:rsid="01a52783" officeooo:paragraph-rsid="01a52783"/>
    </style:style>
    <style:style style:name="P227" style:family="paragraph" style:parent-style-name="Text_20_body">
      <style:text-properties officeooo:rsid="01a5539d" officeooo:paragraph-rsid="01a5539d"/>
    </style:style>
    <style:style style:name="P228" style:family="paragraph" style:parent-style-name="Text_20_body">
      <style:text-properties officeooo:paragraph-rsid="01a896ce"/>
    </style:style>
    <style:style style:name="P229" style:family="paragraph" style:parent-style-name="Text_20_body">
      <style:paragraph-properties fo:text-align="center" style:justify-single-word="false"/>
      <style:text-properties officeooo:paragraph-rsid="01a896ce"/>
    </style:style>
    <style:style style:name="P230" style:family="paragraph" style:parent-style-name="Text_20_body">
      <style:paragraph-properties fo:text-align="center" style:justify-single-word="false"/>
      <style:text-properties officeooo:paragraph-rsid="01ae0e0e"/>
    </style:style>
    <style:style style:name="P231" style:family="paragraph" style:parent-style-name="Text_20_body">
      <style:paragraph-properties fo:text-align="start" style:justify-single-word="false"/>
      <style:text-properties officeooo:paragraph-rsid="01ae0e0e"/>
    </style:style>
    <style:style style:name="P232" style:family="paragraph" style:parent-style-name="Text_20_body">
      <style:paragraph-properties fo:text-align="start" style:justify-single-word="false"/>
      <style:text-properties officeooo:rsid="01b032dc" officeooo:paragraph-rsid="01b032dc"/>
    </style:style>
    <style:style style:name="P233" style:family="paragraph" style:parent-style-name="Text_20_body">
      <style:paragraph-properties fo:text-align="center" style:justify-single-word="false"/>
      <style:text-properties officeooo:rsid="01b032dc" officeooo:paragraph-rsid="01b032dc"/>
    </style:style>
    <style:style style:name="P234" style:family="paragraph" style:parent-style-name="Text_20_body">
      <style:paragraph-properties fo:text-align="start" style:justify-single-word="false"/>
      <style:text-properties officeooo:rsid="01b3d1f9" officeooo:paragraph-rsid="01b3d1f9"/>
    </style:style>
    <style:style style:name="P235" style:family="paragraph" style:parent-style-name="Heading_20_3">
      <style:text-properties officeooo:rsid="00181f89" officeooo:paragraph-rsid="00181f89"/>
    </style:style>
    <style:style style:name="P236" style:family="paragraph" style:parent-style-name="Heading_20_3">
      <style:text-properties officeooo:rsid="0033b296" officeooo:paragraph-rsid="0033b296"/>
    </style:style>
    <style:style style:name="P237" style:family="paragraph" style:parent-style-name="Heading_20_3">
      <style:text-properties officeooo:rsid="0044c0f6" officeooo:paragraph-rsid="0044c0f6"/>
    </style:style>
    <style:style style:name="P238" style:family="paragraph" style:parent-style-name="Heading_20_3">
      <style:text-properties officeooo:rsid="00775590" officeooo:paragraph-rsid="00775590"/>
    </style:style>
    <style:style style:name="P239" style:family="paragraph" style:parent-style-name="Heading_20_3">
      <style:text-properties officeooo:rsid="008fb909" officeooo:paragraph-rsid="008fb909"/>
    </style:style>
    <style:style style:name="P240" style:family="paragraph" style:parent-style-name="Heading_20_3">
      <style:text-properties officeooo:rsid="009ceb71" officeooo:paragraph-rsid="009ceb71"/>
    </style:style>
    <style:style style:name="P241" style:family="paragraph" style:parent-style-name="Heading_20_3">
      <style:text-properties officeooo:rsid="00ad710d" officeooo:paragraph-rsid="00ad710d"/>
    </style:style>
    <style:style style:name="P242" style:family="paragraph" style:parent-style-name="Heading_20_3">
      <style:text-properties officeooo:rsid="00b68ad4" officeooo:paragraph-rsid="00b68ad4"/>
    </style:style>
    <style:style style:name="P243" style:family="paragraph" style:parent-style-name="Heading_20_3">
      <style:text-properties officeooo:rsid="00cfbc68" officeooo:paragraph-rsid="00cfbc68"/>
    </style:style>
    <style:style style:name="P244" style:family="paragraph" style:parent-style-name="Heading_20_3">
      <style:text-properties officeooo:rsid="00d39944" officeooo:paragraph-rsid="00d39944"/>
    </style:style>
    <style:style style:name="P245" style:family="paragraph" style:parent-style-name="Heading_20_3">
      <style:text-properties officeooo:rsid="00e17029" officeooo:paragraph-rsid="00e17029"/>
    </style:style>
    <style:style style:name="P246" style:family="paragraph" style:parent-style-name="Heading_20_3">
      <style:text-properties officeooo:rsid="00ee2d4f" officeooo:paragraph-rsid="00ee2d4f"/>
    </style:style>
    <style:style style:name="P247" style:family="paragraph" style:parent-style-name="Heading_20_3">
      <style:text-properties officeooo:rsid="00f6ead0" officeooo:paragraph-rsid="00f6ead0"/>
    </style:style>
    <style:style style:name="P248" style:family="paragraph" style:parent-style-name="Heading_20_3">
      <style:text-properties officeooo:rsid="00fcb919" officeooo:paragraph-rsid="00fcb919"/>
    </style:style>
    <style:style style:name="P249" style:family="paragraph" style:parent-style-name="Heading_20_3">
      <style:text-properties officeooo:rsid="017bd7ac" officeooo:paragraph-rsid="017bd7ac"/>
    </style:style>
    <style:style style:name="P250" style:family="paragraph" style:parent-style-name="Heading_20_3">
      <style:text-properties officeooo:rsid="019c4f0e" officeooo:paragraph-rsid="019c4f0e"/>
    </style:style>
    <style:style style:name="P251" style:family="paragraph" style:parent-style-name="Heading_20_3">
      <style:text-properties officeooo:rsid="01a896ce" officeooo:paragraph-rsid="01a896ce"/>
    </style:style>
    <style:style style:name="P252"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5"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236"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237"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5">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6"><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252"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238" text:outline-level="3">4.3.1 梯度之上:Jacobian和Hessian矩阵</text:h>
      <text:p text:style-name="P47"><text:span text:style-name="T28">1. </text:span>Jacobian行列式：</text:p>
      <text:p text:style-name="P47">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48"><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47">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8"><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49"><text:span text:style-name="T28">2. </text:span>Hessian矩阵：</text:p>
      <text:p text:style-name="P50"><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49">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1">3. 梯度下降最优步长</text:p>
      <text:p text:style-name="P51">二阶泰勒级数：</text:p>
      <text:p text:style-name="P52"><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3">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4"><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4"><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5">由上式可知：</text:p>
      <text:p text:style-name="P55"><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6"><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57">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239" text:outline-level="3">4.3.2　Newton method 牛顿法</text:h>
      <text:p text:style-name="P57">考虑无约束最优化问题</text:p>
      <text:p text:style-name="P58"><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59">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9"><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0"><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61">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2"><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3">即</text:p>
      <text:p text:style-name="P64"><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4"/>
      <text:h text:style-name="P240" text:outline-level="3">4.3.3 quasi Newton method 拟牛顿法</text:h>
      <text:p text:style-name="P65">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6"><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67">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68"><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69">或</text:p>
      <text:p text:style-name="P70"><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69"><text:soft-page-break/>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9">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0"><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1">的递归方向也是下降的</text:p>
      <text:p text:style-name="P71">考虑一阶泰勒级数</text:p>
      <text:p text:style-name="P72"><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3">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4"><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3">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5">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41" text:outline-level="3">4.3.4　DFP(Davidon-Fletcher-Powell)算法</text:h>
      <text:p text:style-name="P76">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77"><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78">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77"><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79">为使满足拟牛顿条件，令</text:p>
      <text:p text:style-name="P80"><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77"><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1">可以取</text:p>
      <text:p text:style-name="P82"><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2"><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1">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2"><text:soft-page-break/><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1"/>
      <text:h text:style-name="P242" text:outline-level="3">4.4 约束优化</text:h>
      <text:h text:style-name="P242" text:outline-level="3">4.4.1 拉格朗日对偶性<text:span text:style-name="T38">(Lagrange duality)</text:span></text:h>
      <text:p text:style-name="P83">原始问题</text:p>
      <text:p text:style-name="P83">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4">称此问题为原始问题</text:p>
      <text:p text:style-name="P84">引入拉格朗日函数</text:p>
      <text:p text:style-name="P85"><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6">则与原始问题等价的问题如下：</text:p>
      <text:p text:style-name="P87"><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88">对偶问题</text:p>
      <text:p text:style-name="P88">将内外层进行调换，可得如下形式：</text:p>
      <text:p text:style-name="P89"><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88">该形式是拉格朗日函数的极大极小值问题<text:span text:style-name="T39">，是原问题的对偶问题</text:span></text:p>
      <text:p text:style-name="P88"/>
      <text:p text:style-name="P88"/>
      <text:p text:style-name="P88"/>
      <text:p text:style-name="P90">原始问题与对偶问题的关系</text:p>
      <text:p text:style-name="P90"><text:soft-page-break/>定理1　若原始极大极小问题<text:span text:style-name="T40">p</text:span>和对偶极小极大问题<text:span text:style-name="T40">q</text:span>都有最优值，则</text:p>
      <text:p text:style-name="P91"><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0"/>
      <text:p text:style-name="P90">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1"><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0"/>
      <text:p text:style-name="P90">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1"><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1"><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1"><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1"><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1"><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1"><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2"><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3"/>
      <text:h text:style-name="P243" text:outline-level="3">4.4.2<text:tab/>最小二乘法(Least squares method)</text:h>
      <text:p text:style-name="P94">略</text:p>
      <text:h text:style-name="P252" text:outline-level="2">第<text:span text:style-name="T43">5章<text:tab/>机器学习基础</text:span></text:h>
      <text:h text:style-name="P244" text:outline-level="3">5.1.4<text:tab/>示例：线性回归</text:h>
      <text:p text:style-name="P95">线性回归的输出是其输入的线性函数：</text:p>
      <text:p text:style-name="P96"><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97">在测试集中的均方误差：</text:p>
      <text:p text:style-name="P96"><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6"/>
      <text:p text:style-name="P99"><text:tab/>由于测试集和训练集具有相同的数据生产分布，独立同分布的，因此对训练误差理论上和测试误差是一样的<text:span text:style-name="T44">，对训练均方误差(mean squared error,MSE)求导：</text:span></text:p>
      <text:p text:style-name="P100"><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98"><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98"><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3">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1"/>
      <text:p text:style-name="P101">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245" text:outline-level="3">5.4.2 偏差</text:h>
      <text:p text:style-name="P104">估计的偏差被定义为：</text:p>
      <text:p text:style-name="P105"><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06">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7"><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07"><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08">从上式可以看出样本均值的期望就是总体的均值，没有偏差；</text:p>
      <text:p text:style-name="P108">样本方差的均值<text:span text:style-name="T47">：</text:span></text:p>
      <text:p text:style-name="P109"><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08">由方差和期望直接的关系<text:span text:style-name="T48">：</text:span></text:p>
      <text:p text:style-name="P108"><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09"><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0">可以得出：</text:p>
      <text:p text:style-name="P110"><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0"><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1">因此</text:p>
      <text:p text:style-name="P112"><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1"/>
      <text:h text:style-name="P246" text:outline-level="3">5.4.4权衡偏差和方差以最小化均方误差(MSE)</text:h>
      <text:p text:style-name="P114"><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15">推导如下：</text:p>
      <text:p text:style-name="P115"><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3"/>
      <text:h text:style-name="P247" text:outline-level="3">5.6 贝叶斯统计</text:h>
      <text:p text:style-name="P116"><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2"><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2"/>
      <text:h text:style-name="P248" text:outline-level="3">5.7 监督学习方法</text:h>
      <text:h text:style-name="P248" text:outline-level="3">5.7.2 支持向量机(support vector machines,SVM)</text:h>
      <text:p text:style-name="Heading">一<text:span text:style-name="T50">、</text:span>线性可分支持向量机</text:p>
      <text:p text:style-name="P117"><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18"><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19">几何间隔为</text:p>
      <text:p text:style-name="P118"><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0">最大化间隔分离超平面</text:p>
      <text:p text:style-name="P120"><text:tab/>下面考虑如何求得一个几何间隔最大的分离超平面<text:span text:style-name="T51">，即最大分离超平面。该问题可以表示为下面的约束最优化问题：</text:span></text:p>
      <text:p text:style-name="P121"><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1"><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2">该问题等价于：</text:p>
      <text:p text:style-name="P123"><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3"><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4">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25"><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25"><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26"><text:soft-page-break/>若训练数据集T线性可分，则可将训练数据集中的样本点完全正确分开的最大间隔分离超平面存在且唯一。</text:p>
      <text:p text:style-name="P126">学习的对偶算法</text:p>
      <text:p text:style-name="P126"><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27"><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28">原问题可以表示为：</text:p>
      <text:p text:style-name="P129"><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28">对偶问题可以表示为：</text:p>
      <text:p text:style-name="P129"><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0">由于目标函数和约束条件是凸函数<text:span text:style-name="T52">，故原问题和对偶问题同解。</text:span></text:p>
      <text:p text:style-name="P131">(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1">将拉格朗日函数对w,b分别求偏导，其导数为0，如下：</text:p>
      <text:p text:style-name="P132"><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2"><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3">得：</text:p>
      <text:p text:style-name="P134"><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4"><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3">代入拉格朗日函数得<text:span text:style-name="T53">：</text:span></text:p>
      <text:p text:style-name="P133"><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35"><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36"><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36"><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38">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39"><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37"><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0">其中b的求解是根据KKT互补条件</text:p>
      <text:p text:style-name="P141"><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2">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2"><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3"><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3"><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4">该问题的拉格朗日函数为：</text:p>
      <text:p text:style-name="P145"><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46">原问题等价于：</text:p>
      <text:p text:style-name="P147"><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48"><text:soft-page-break/>原问题的对偶问题为：</text:p>
      <text:p text:style-name="P149"><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0">(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2"><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2"><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2"><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1">得<text:span text:style-name="T55">：</text:span></text:p>
      <text:p text:style-name="P153"><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4">代入拉格朗日函数得：</text:p>
      <text:p text:style-name="P153"><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55">(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56"><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56"><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57">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58"><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59"><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0"><text:tab/>用线性分类方法求解非线性分类问题分两步：首先使用一个变换将原空间的数据映射到新空间；然后在新空间里用线性分类学习方法从训练数据中学习分类模型。</text:p>
      <text:p text:style-name="P165">核函数</text:p>
      <text:p text:style-name="P161"><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2"><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1">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2"><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4">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66">正定核</text:p>
      <text:p text:style-name="P164"><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3"><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4">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67"><text:soft-page-break/>(1)两个变量的二次规划的求解方法</text:p>
      <text:p text:style-name="P167">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68"><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69">考虑分隔超平面(w,b)</text:p>
      <text:p text:style-name="P170"><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69">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0"><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69">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0"><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1">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2"><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3">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4"><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75">可以得出：</text:p>
      <text:p text:style-name="P177"><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77"/>
      <text:p text:style-name="P175">又因为</text:p>
      <text:p text:style-name="P176"><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75"><text:soft-page-break/>将<text:span text:style-name="T63">v带入※式，可得：</text:span></text:p>
      <text:p text:style-name="P176"><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78">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79"><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1">可得</text:p>
      <text:p text:style-name="P180"><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1">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2"><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3">(2)变量的选择方法</text:p>
      <text:p text:style-name="P184"><text:tab/>KKT条件如下：</text:p>
      <text:p text:style-name="P185"><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86">a)第一个变量的选择</text:p>
      <text:p text:style-name="P186"><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86">b)第二个变量的选择</text:p>
      <text:p text:style-name="P186"><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87">(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88">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89"><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0">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1"><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0"><text:soft-page-break/>消去<text:span text:style-name="T67">v项，</text:span></text:p>
      <text:p text:style-name="P191"><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2">使用b更新E</text:p>
      <text:p text:style-name="P193"><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249" text:outline-level="3">5.7.3 决策树</text:h>
      <text:p text:style-name="P194"><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4">一、特征选择问题</text:p>
      <text:p text:style-name="P194">信息增益</text:p>
      <text:p text:style-name="P194"><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195"><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196"><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195">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196"><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197">信息增益比</text:p>
      <text:p text:style-name="P197"><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198"><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199">二、ID3算法<text:span text:style-name="T70">、C4.5生成算法（略）</text:span></text:p>
      <text:p text:style-name="P199">三<text:span text:style-name="T70">、决策树的剪枝</text:span></text:p>
      <text:p text:style-name="P199"><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0"><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1">其中经验熵为</text:p>
      <text:p text:style-name="P202"><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1">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2"><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04"/>
      <text:p text:style-name="P204">四、CART(classification and regression tree)算法</text:p>
      <text:p text:style-name="P204">1)CART生产</text:p>
      <text:p text:style-name="P204">a. 回归树的生成</text:p>
      <text:p text:style-name="P204">假设<text:span text:style-name="T71">X与Y分别为输入和输出变量，并且Y是连续变量，给定训练数据集</text:span></text:p>
      <text:p text:style-name="P203"><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05">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06"><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07"/>
      <text:p text:style-name="P208">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09">接下来寻找输入空间的一个近视最优划分</text:p>
      <text:p text:style-name="P210">选择第j个变量<draw:frame draw:style-name="fr1"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1"><draw:frame draw:style-name="fr1"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0">目标函数</text:p>
      <text:p text:style-name="P211"><text:soft-page-break/><draw:frame draw:style-name="fr1"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2">其中</text:p>
      <text:p text:style-name="P213"><draw:frame draw:style-name="fr1"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14">b. 分类树的生成</text:p>
      <text:p text:style-name="P214">基尼指数</text:p>
      <text:p text:style-name="P214"><text:tab/>分类问题中<text:span text:style-name="T72">，假设有K个类，样本点属于第k类的概率为</text:span><text:span text:style-name="T72"><draw:frame draw:style-name="fr1"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15"><draw:frame draw:style-name="fr1"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14">如果样本集合<text:span text:style-name="T72">D根据特征A是否取某一可能值</text:span><text:span text:style-name="T72"><draw:frame draw:style-name="fr1"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15"><draw:frame draw:style-name="fr1"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16">2) CART剪枝</text:p>
      <text:p text:style-name="P216"><text:tab/>在剪枝过程中损失的函数为<text:span text:style-name="T73">：</text:span></text:p>
      <text:p text:style-name="P217"><draw:frame draw:style-name="fr1"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0">而对于未剪枝前子树<draw:frame draw:style-name="fr1"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18"><draw:frame draw:style-name="fr1"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0">剪枝后的损失函数为：</text:p>
      <text:p text:style-name="P218"><draw:frame draw:style-name="fr1"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0">注意t为<draw:frame draw:style-name="fr1"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1"><text:tab/>当<draw:frame draw:style-name="fr1"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1"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19"><text:span text:style-name="T74"><draw:frame draw:style-name="fr1"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1"><text:span text:style-name="T74">当</text:span><text:span text:style-name="T74"><draw:frame draw:style-name="fr1"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0">二<text:span text:style-name="T75">、交叉验证选取最优子树(略)</text:span></text:p>
      <text:h text:style-name="P250" text:outline-level="3"><text:soft-page-break/>5.7.4 k近邻法(k-nearest neighbor,k-NN)</text:h>
      <text:p text:style-name="P222">一、k近邻算法</text:p>
      <text:p text:style-name="P222"><text:tab/>对输入实例<draw:frame draw:style-name="fr1"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22">二<text:span text:style-name="T76">、k近邻法的实现：kd树</text:span></text:p>
      <text:p text:style-name="P223">1)kd树的构造</text:p>
      <text:p text:style-name="P223">输入：k维空间数据集<draw:frame draw:style-name="fr1"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1"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23">输出：kd树</text:p>
      <text:p text:style-name="P224">(a)开始<text:span text:style-name="T77">：构造根节点，根节点对应于包含T的k维空间的超矩形区域。</text:span></text:p>
      <text:p text:style-name="P224">选择<draw:frame draw:style-name="fr1"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25">(b)重复<text:span text:style-name="T79">：对深度为j的节点，选择</text:span><text:span text:style-name="T79"><draw:frame draw:style-name="fr1"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26">(c)直到没有实例需要划分时停止。</text:p>
      <text:p text:style-name="P227">2)kd树的最近邻搜索<text:span text:style-name="T80">(略)</text:span></text:p>
      <text:p text:style-name="P227"/>
      <text:h text:style-name="P251" text:outline-level="3">5.7.5 朴素贝叶斯法</text:h>
      <text:p text:style-name="P228"><text:tab/>假设有训练数据</text:p>
      <text:p text:style-name="P229"><draw:frame draw:style-name="fr3" draw:name="对象185" text:anchor-type="as-char" svg:y="-0.453cm" svg:width="6.29cm" svg:height="0.649cm" draw:z-index="351"><draw:object xlink:href="./Object 352" xlink:type="simple" xlink:show="embed" xlink:actuate="onLoad"/><draw:image xlink:href="./ObjectReplacements/Object 352" xlink:type="simple" xlink:show="embed" xlink:actuate="onLoad"/></draw:frame></text:p>
      <text:p text:style-name="P231">其中输入数据<draw:frame draw:style-name="fr3" draw:name="对象186" text:anchor-type="as-char" svg:y="-0.504cm" svg:width="5.348cm" svg:height="0.704cm"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3" draw:name="对象187" text:anchor-type="as-char" svg:y="-0.49cm" svg:width="3.314cm" svg:height="0.644cm"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0"><text:span text:style-name="T81"><draw:frame draw:style-name="fr3" draw:name="对象188" text:anchor-type="as-char" svg:y="-0.838cm" svg:width="8.961cm" svg:height="1.799cm" draw:z-index="354"><draw:object xlink:href="./Object 355" xlink:type="simple" xlink:show="embed" xlink:actuate="onLoad"/><draw:image xlink:href="./ObjectReplacements/Object 355" xlink:type="simple" xlink:show="embed" xlink:actuate="onLoad"/></draw:frame></text:span></text:p>
      <text:p text:style-name="P231">后验概率为</text:p>
      <text:p text:style-name="P230"><draw:frame draw:style-name="fr3" draw:name="对象189" text:anchor-type="as-char" svg:y="-0.72cm" svg:width="8.601cm" svg:height="1.515cm" draw:z-index="355"><draw:object xlink:href="./Object 356" xlink:type="simple" xlink:show="embed" xlink:actuate="onLoad"/><draw:image xlink:href="./ObjectReplacements/Object 356" xlink:type="simple" xlink:show="embed" xlink:actuate="onLoad"/></draw:frame></text:p>
      <text:p text:style-name="P230"/>
      <text:p text:style-name="P232"><text:soft-page-break/>贝叶斯估计</text:p>
      <text:p text:style-name="P232"><text:tab/>用极大似然估计可能会出现所要估计的概率值为0情况，为解决这种情况，引入常量<draw:frame draw:style-name="fr3" draw:name="对象190" text:anchor-type="as-char" svg:y="-0.377cm" svg:width="1.037cm" svg:height="0.467cm" draw:z-index="356"><draw:object xlink:href="./Object 357" xlink:type="simple" xlink:show="embed" xlink:actuate="onLoad"/><draw:image xlink:href="./ObjectReplacements/Object 357" xlink:type="simple" xlink:show="embed" xlink:actuate="onLoad"/></draw:frame>，条件概率的贝叶斯估计为</text:p>
      <text:p text:style-name="P233"><draw:frame draw:style-name="fr3" draw:name="对象191" text:anchor-type="as-char" svg:y="-1.318cm" svg:width="8.604cm" svg:height="2.394cm" draw:z-index="357"><draw:object xlink:href="./Object 358" xlink:type="simple" xlink:show="embed" xlink:actuate="onLoad"/><draw:image xlink:href="./ObjectReplacements/Object 358" xlink:type="simple" xlink:show="embed" xlink:actuate="onLoad"/></draw:frame></text:p>
      <text:p text:style-name="P232">其中<draw:frame draw:style-name="fr3" draw:name="对象192" text:anchor-type="as-char" svg:y="-0.377cm" svg:width="0.557cm" svg:height="0.531cm" draw:z-index="358"><draw:object xlink:href="./Object 359" xlink:type="simple" xlink:show="embed" xlink:actuate="onLoad"/><draw:image xlink:href="./ObjectReplacements/Object 359" xlink:type="simple" xlink:show="embed" xlink:actuate="onLoad"/></draw:frame>是<draw:frame draw:style-name="fr3" draw:name="对象193" text:anchor-type="as-char" svg:y="-0.443cm" svg:width="0.827cm" svg:height="0.533cm"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3"><draw:frame draw:style-name="fr3" draw:name="对象194" text:anchor-type="as-char" svg:y="-1.318cm" svg:width="5.415cm" svg:height="1.697cm" draw:z-index="360"><draw:object xlink:href="./Object 361" xlink:type="simple" xlink:show="embed" xlink:actuate="onLoad"/><draw:image xlink:href="./ObjectReplacements/Object 361" xlink:type="simple" xlink:show="embed" xlink:actuate="onLoad"/></draw:frame></text:p>
      <text:p text:style-name="P234">其中K为输入空间的划分数量。</text:p>
      <text:p text:style-name="P2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20T15:23:53.611725243</dc:date>
    <meta:editing-duration>P1DT20H51M17S</meta:editing-duration>
    <meta:editing-cycles>216</meta:editing-cycles>
    <meta:document-statistic meta:table-count="0" meta:image-count="0" meta:object-count="361" meta:page-count="23" meta:paragraph-count="401" meta:word-count="4394" meta:character-count="5039" meta:non-whitespace-character-count="4955"/>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